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, dk"/>
    <style:font-face style:name="Times New Roman1" svg:font-family="'Times New Roman'" style:font-family-generic="roman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2.381cm" table:align="left"/>
    </style:style>
    <style:style style:name="Tabell1.A" style:family="table-column">
      <style:table-column-properties style:column-width="2.381cm"/>
    </style:style>
    <style:style style:name="Tabell1.A1" style:family="table-cell">
      <style:table-cell-properties style:vertical-align="middle"/>
    </style:style>
    <style:style style:name="Tabell2" style:family="table">
      <style:table-properties style:width="2.411cm" table:align="left"/>
    </style:style>
    <style:style style:name="Tabell2.A" style:family="table-column">
      <style:table-column-properties style:column-width="2.411cm"/>
    </style:style>
    <style:style style:name="Tabell2.A1" style:family="table-cell">
      <style:table-cell-properties style:vertical-align="middle"/>
    </style:style>
    <style:style style:name="P1" style:family="paragraph" style:parent-style-name="Preformatted_20_Text">
      <style:paragraph-properties fo:break-before="page"/>
    </style:style>
    <style:style style:name="P2" style:family="paragraph" style:parent-style-name="Heading_20_1">
      <style:paragraph-properties fo:margin-left="0cm" fo:margin-right="0cm" fo:margin-top="0cm" fo:margin-bottom="0cm" fo:text-indent="0cm" style:auto-text-indent="false" fo:padding="0cm" fo:border="none"/>
      <style:text-properties fo:font-size="9pt" fo:font-weight="normal"/>
    </style:style>
    <style:style style:name="T1" style:family="text">
      <style:text-properties fo:font-variant="normal" fo:text-transform="none" style:font-name="Arial1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LTIboard V5.71 <text:s text:c="4"/>Date : 04 May 2019 <text:s text:c="3"/>Time 18:23</text:p>
      <text:p text:style-name="Preformatted_20_Text"/>
      <text:p text:style-name="Preformatted_20_Text"><text:s text:c="5"/>File name : </text:p>
      <text:p text:style-name="Preformatted_20_Text"/>
      <text:p text:style-name="Preformatted_20_Text">---- <text:s/>List of Components <text:s/>----</text:p>
      <text:p text:style-name="Preformatted_20_Text"/>
      <text:p text:style-name="Preformatted_20_Text"/>
      <text:p text:style-name="Preformatted_20_Text"><text:s text:c="8"/>Name | Alias <text:s text:c="7"/>| Shape <text:s text:c="5"/>Comments</text:p>
      <text:p text:style-name="Preformatted_20_Text"/>
      <text:p text:style-name="Preformatted_20_Text"><text:s text:c="10"/>C1 = 100N <text:s text:c="8"/>: (C0805_W)</text:p>
      <text:p text:style-name="Preformatted_20_Text"><text:s text:c="10"/>C2 = 1U <text:s text:c="10"/>: (C0805_W)</text:p>
      <text:p text:style-name="Preformatted_20_Text"><text:s text:c="10"/>C3 = 100N <text:s text:c="8"/>: (C0805_W)</text:p>
      <text:p text:style-name="Preformatted_20_Text"><text:s text:c="10"/>C4 = 10N <text:s text:c="9"/>: (C0805_W)</text:p>
      <text:p text:style-name="Preformatted_20_Text"><text:s text:c="10"/>C5 = 100N <text:s text:c="8"/>: (C0805_W)</text:p>
      <text:p text:style-name="Preformatted_20_Text"><text:s text:c="10"/>C6 = 100N <text:s text:c="8"/>: (C0805_W)</text:p>
      <text:p text:style-name="Preformatted_20_Text"><text:s text:c="10"/>C7 = 10U <text:s text:c="9"/>: (C0805_W)</text:p>
      <text:p text:style-name="Preformatted_20_Text"><text:s text:c="10"/>C8 = 100N <text:s text:c="8"/>: (C0805_W)</text:p>
      <text:p text:style-name="Preformatted_20_Text"><text:s text:c="10"/>C9 = 1N <text:s text:c="10"/>: <text:s/>(C0805_W)</text:p>
      <text:p text:style-name="Preformatted_20_Text"><text:s text:c="9"/>C10 = 100N <text:s text:c="8"/>: (C0805_W)</text:p>
      <text:p text:style-name="Preformatted_20_Text"><text:s text:c="9"/>C11 = 100N <text:s text:c="8"/>: (C0805_W)</text:p>
      <text:p text:style-name="Preformatted_20_Text"><text:s text:c="9"/>C12 = 100N <text:s text:c="8"/>: (C0805_W)</text:p>
      <text:p text:style-name="Preformatted_20_Text"><text:s text:c="9"/>C13 = 100N <text:s text:c="8"/>: (C0805_W)</text:p>
      <text:p text:style-name="Preformatted_20_Text"><text:s text:c="9"/>C14 = 10N <text:s text:c="9"/>: (C0805_W)</text:p>
      <text:p text:style-name="Preformatted_20_Text"><text:s text:c="9"/>C15 = 10N <text:s text:c="9"/>: (C0805_W)</text:p>
      <text:p text:style-name="Preformatted_20_Text"><text:s text:c="9"/>C16 = 10N <text:s text:c="9"/>: (C0805_W)</text:p>
      <text:p text:style-name="Preformatted_20_Text"><text:s text:c="9"/>C17 = 10N <text:s text:c="9"/>: (C0805_W)</text:p>
      <text:p text:style-name="Preformatted_20_Text"><text:s text:c="9"/>C18 = 10N <text:s text:c="9"/>: (C0805_W)</text:p>
      <text:p text:style-name="Preformatted_20_Text"><text:s text:c="9"/>C19 = 10N <text:s text:c="9"/>: (C0805_W)</text:p>
      <text:p text:style-name="Preformatted_20_Text"><text:s text:c="9"/>C20 = 10N <text:s text:c="9"/>: (C0805_W)</text:p>
      <text:p text:style-name="Preformatted_20_Text"><text:s text:c="9"/>C21 = 10N <text:s text:c="9"/>: (C0805_W)</text:p>
      <text:p text:style-name="Preformatted_20_Text"><text:s text:c="9"/>C22 = 10N <text:s text:c="9"/>: (C0805_W)</text:p>
      <text:p text:style-name="Preformatted_20_Text"><text:s text:c="9"/>C23 = 10N <text:s text:c="9"/>: (C0805_W)</text:p>
      <text:p text:style-name="Preformatted_20_Text"><text:s text:c="9"/>C24 = 10N <text:s text:c="9"/>: (C0805_W)</text:p>
      <text:p text:style-name="Preformatted_20_Text"><text:s text:c="9"/>C25 = 10N <text:s text:c="9"/>: (C0805_W)</text:p>
      <text:p text:style-name="Preformatted_20_Text"><text:s text:c="9"/>C26 = 10N <text:s text:c="9"/>: (C0805_W)</text:p>
      <text:p text:style-name="Preformatted_20_Text"><text:s text:c="9"/>C27 = 10N <text:s text:c="9"/>: (C0805_W)</text:p>
      <text:p text:style-name="Preformatted_20_Text"><text:s text:c="9"/>C28 = 10N <text:s text:c="9"/>: (C0805_W)</text:p>
      <text:p text:style-name="Preformatted_20_Text"><text:s text:c="9"/>C29 = 10N <text:s text:c="9"/>: (C0805_W)</text:p>
      <text:p text:style-name="Preformatted_20_Text"><text:s text:c="9"/>C30 = 10N <text:s text:c="9"/>: (C0805_W)</text:p>
      <text:p text:style-name="Preformatted_20_Text"><text:s text:c="9"/>C31 = 10N <text:s text:c="9"/>: (C0805_W)</text:p>
      <text:p text:style-name="Preformatted_20_Text"><text:s text:c="9"/>C32 = 100N <text:s text:c="8"/>: (C0805_W)</text:p>
      <text:p text:style-name="Preformatted_20_Text"><text:s text:c="9"/>C33 = 100N <text:s text:c="8"/>: (C0805_W)</text:p>
      <text:p text:style-name="Preformatted_20_Text"><text:s text:c="10"/>D1 = LED <text:s text:c="9"/>: (LED3R2_5V)<text:tab/><text:tab/>3mm diameter</text:p>
      <text:p text:style-name="Preformatted_20_Text"><text:s text:c="10"/>D2 = LED <text:s text:c="9"/>: (LED3R2_5V)<text:tab/><text:tab/>3mm diameter</text:p>
      <text:p text:style-name="Preformatted_20_Text"><text:s text:c="10"/>D3 = LED <text:s text:c="9"/>: (LED3R2_5V)<text:tab/><text:tab/>3mm diameter</text:p>
      <text:p text:style-name="Preformatted_20_Text"><text:s text:c="10"/>D4 = LED <text:s text:c="9"/>: (LED3R2_5V)<text:tab/><text:tab/>3mm diameter</text:p>
      <text:p text:style-name="Preformatted_20_Text"><text:s text:c="10"/>D5 = LED <text:s text:c="9"/>: (LED3R2_5V)<text:tab/><text:tab/>3mm diameter</text:p>
      <text:p text:style-name="Preformatted_20_Text"><text:s text:c="10"/>D6 = LED <text:s text:c="9"/>: (LED3R2_5V)<text:tab/><text:tab/>3mm diameter</text:p>
      <text:p text:style-name="Preformatted_20_Text"><text:s text:c="10"/>D7 = LED <text:s text:c="9"/>: (LED3R2_5V)<text:tab/><text:tab/>3mm diameter</text:p>
      <text:p text:style-name="Preformatted_20_Text"><text:s text:c="10"/>D8 = LED <text:s text:c="9"/>: (LED3R2_5V)<text:tab/><text:tab/>3mm diameter</text:p>
      <text:p text:style-name="Preformatted_20_Text"><text:s text:c="10"/>D9 = LED <text:s text:c="9"/>: (LED3R2_5V)<text:tab/><text:tab/>3mm diameter</text:p>
      <text:p text:style-name="Preformatted_20_Text"><text:s text:c="9"/>D10 = LED_1 <text:s text:c="7"/>: (LED3R2_5V!1)<text:tab/><text:tab/>3mm diameter</text:p>
      <text:p text:style-name="Preformatted_20_Text"><text:s text:c="9"/>D11 = LED <text:s text:c="9"/>: (LED3R2_5V)<text:tab/><text:tab/>3mm diameter</text:p>
      <text:p text:style-name="Preformatted_20_Text"><text:s text:c="9"/>D12 = LED <text:s text:c="9"/>: (LED3R2_5V)<text:tab/><text:tab/>3mm diameter</text:p>
      <text:p text:style-name="Preformatted_20_Text"><text:s text:c="9"/>D13 = LED <text:s text:c="9"/>: (LED3R2_5V)<text:tab/><text:tab/>3mm diameter</text:p>
      <text:p text:style-name="Preformatted_20_Text"><text:s text:c="7"/>DISP1 = <text:s text:c="13"/>: (7INCH_DISPLAY!0)<text:tab/></text:p>
      <text:p text:style-name="Preformatted_20_Text"><text:s text:c="9"/>DUE = <text:s text:c="13"/>: (ARDUINO_DUE)</text:p>
      <text:p text:style-name="Preformatted_20_Text"><text:s text:c="8"/>ENC1 = HDR_5 <text:s text:c="5"/>Rotary Encoder<text:tab/><text:tab/>PN:HN3808-AB-400N</text:p>
      <text:p text:style-name="Preformatted_20_Text"><text:tab/><text:tab/><text:tab/><text:tab/><text:tab/><text:tab/>Alternative PN: PNLPD 38006-600BM-24C</text:p>
      <text:p text:style-name="Preformatted_20_Text"><text:tab/><text:tab/><text:tab/><text:tab/><text:tab/><text:tab/>Alternative PN: PNG40B-6-400-2-24</text:p>
      <text:p text:style-name="Preformatted_20_Text"><text:tab/><text:tab/><text:tab/><text:tab/><text:tab/><text:tab/>+ several other.</text:p>
      <text:p text:style-name="Preformatted_20_Text"/>
      <text:p text:style-name="P1">ULTIboard V5.71 <text:s text:c="4"/>Date : 04 May 2019 <text:s text:c="3"/>Time 18:23</text:p>
      <text:p text:style-name="Preformatted_20_Text"/>
      <text:p text:style-name="Preformatted_20_Text"><text:s text:c="5"/>File name : </text:p>
      <text:p text:style-name="Preformatted_20_Text"/>
      <text:p text:style-name="Preformatted_20_Text">---- <text:s/>List of Components <text:s/>----</text:p>
      <text:p text:style-name="Preformatted_20_Text"/>
      <text:p text:style-name="Preformatted_20_Text"/>
      <text:p text:style-name="Preformatted_20_Text"><text:s text:c="8"/>Name | Alias <text:s text:c="7"/>| Shape <text:s text:c="5"/>Comments</text:p>
      <text:p text:style-name="Preformatted_20_Text"/>
      <text:p text:style-name="Preformatted_20_Text"><text:s text:c="8"/>ENC2 = - <text:s text:c="11"/>: (EC11)<text:tab/>Dual encoder<text:tab/><text:tab/>ALPS PN:EC11EBB24C03<text:tab/>Farnell </text:p>
      <text:p text:style-name="Preformatted_20_Text"><text:s text:c="8"/>ENC3 = - <text:s text:c="11"/>: (EC11)<text:tab/>Dual encoder<text:tab/><text:tab/>ALPS PN:EC11EBB24C03<text:tab/>Farnell </text:p>
      <text:p text:style-name="Preformatted_20_Text"><text:s text:c="8"/>ENC4 = - <text:s text:c="11"/>: (EC11)<text:tab/>Dual encoder<text:tab/><text:tab/>ALPS PN:EC11EBB24C03<text:tab/>Farnell </text:p>
      <text:p text:style-name="Preformatted_20_Text"><text:s text:c="8"/>ENC5 = <text:s text:c="8"/>: (EC11)<text:tab/>Single encoder<text:tab/><text:tab/>ALPS PN:EC12E2420A2<text:tab/><text:tab/>Farnell</text:p>
      <text:p text:style-name="Preformatted_20_Text"><text:s text:c="8"/>ENC6 = - <text:s text:c="11"/>: (EC11)<text:tab/>Dual encoder<text:tab/><text:tab/>ALPS PN:EC11EBB24C03<text:tab/>Farnell </text:p>
      <text:p text:style-name="Preformatted_20_Text"><text:s text:c="8"/>ENC7 = <text:s text:c="9"/>: (EC11)<text:tab/>Single encoder<text:tab/><text:tab/>ALPS PN:EC12E2420A2<text:tab/><text:tab/>Farnell</text:p>
      <text:p text:style-name="Preformatted_20_Text"><text:s text:c="9"/>IC1 = - <text:s text:c="11"/>: ($SO28S)<text:tab/><text:tab/><text:tab/><text:tab/>MCP23017</text:p>
      <text:p text:style-name="Preformatted_20_Text"/>
      <text:p text:style-name="Preformatted_20_Text"/>
      <text:p text:style-name="Preformatted_20_Text"/>
      <text:p text:style-name="Preformatted_20_Text"><text:s text:c="10"/>J1 = DIGITAL <text:s text:c="5"/>: (HDR2X18)<text:tab/><text:tab/>Header, Male, 2x18 pins</text:p>
      <text:p text:style-name="Preformatted_20_Text"><text:s text:c="8"/>J2 = PWMH <text:s text:c="8"/>: (HDR1X10)<text:tab/><text:tab/>Header, Male 1x10 pins</text:p>
      <text:p text:style-name="Preformatted_20_Text"><text:s text:c="10"/>J3 = PWML <text:s text:c="8"/>: (HDR1X8)<text:tab/><text:tab/>Header, Male 1x8 pins</text:p>
      <text:p text:style-name="Preformatted_20_Text"><text:s text:c="10"/>J4 = COMMUNICATION : (HDR1X8)<text:tab/>Header, Male 1x8 pins</text:p>
      <text:p text:style-name="Preformatted_20_Text"><text:s text:c="10"/>J5 = POWER <text:s text:c="7"/>: (HDR1X8)<text:tab/><text:tab/>Header, Male 1x8 pins</text:p>
      <text:p text:style-name="Preformatted_20_Text"><text:s text:c="10"/>J6 = ANALOG_IN <text:s text:c="3"/>: (HDR1X8)<text:tab/><text:tab/>Header, Male 1x8 pins</text:p>
      <text:p text:style-name="Preformatted_20_Text"><text:s text:c="10"/>J7 = ADCH <text:s text:c="8"/>: (HDR1X8)<text:tab/><text:tab/>Header, Male 1x8 pins</text:p>
      <text:p text:style-name="Preformatted_20_Text"><text:s text:c="10"/>J8 = HDR_2 <text:s text:c="7"/>: (HDR1X2)<text:tab/><text:tab/>Header, Male 1x2 pins</text:p>
      <text:p text:style-name="Preformatted_20_Text"><text:s text:c="10"/>J9 = HDR_3 <text:s text:c="7"/>: (HEADER1X3)<text:tab/><text:tab/>Header, Male 1x3 pins</text:p>
      <text:p text:style-name="Preformatted_20_Text"><text:s text:c="9"/>J10 = HDR_10 <text:s text:c="6"/>: (HDR2X5)<text:tab/><text:tab/>Header, Male 2x5 pins</text:p>
      <text:p text:style-name="Preformatted_20_Text"><text:s text:c="9"/>J11 = HDR_2 <text:s text:c="7"/>: (HDR1X2)<text:tab/><text:tab/>Header, Male 1x2 pins</text:p>
      <text:p text:style-name="Preformatted_20_Text"><text:s text:c="9"/>J12 = HDR_10 <text:s text:c="6"/>: (RJ45!0)<text:tab/><text:tab/><text:tab/>RJ45 PN:AE10392-ND <text:tab/>Prod:Assman<text:tab/><text:tab/>DigiKey</text:p>
      <text:p text:style-name="Preformatted_20_Text"><text:s text:c="9"/>J13 = HDR_10 <text:s text:c="6"/>: (HDR2X5)<text:tab/><text:tab/>Header, Male, 2x5 pins<text:tab/><text:tab/></text:p>
      <text:p text:style-name="Preformatted_20_Text"><text:s text:c="9"/>J14 = HDR_6 <text:s text:c="7"/>: (USB_A_V)<text:tab/><text:tab/>PN:1002-021-01000<text:tab/>Prod CnCTech<text:tab/><text:tab/>DigiKey</text:p>
      <text:p text:style-name="Preformatted_20_Text"><text:tab/><text:tab/><text:tab/><text:tab/><text:tab/><text:tab/>Alt PN:RND 205-00660<text:tab/>Prod: RND<text:tab/><text:tab/>Elfa Distrelec</text:p>
      <text:p text:style-name="Preformatted_20_Text"><text:s text:c="9"/>J15 = HDR_6 <text:s text:c="7"/>: (HDR2X3)<text:tab/><text:tab/>Header. Male 2x3</text:p>
      <text:p text:style-name="Preformatted_20_Text"><text:s text:c="9"/>J16 = HDR_4 <text:s text:c="7"/>: (MOLEX_WM17)<text:tab/>3,5 mm Stereo Jack PN:47257-0001<text:tab/><text:tab/>DigiKey</text:p>
      <text:p text:style-name="Preformatted_20_Text"><text:s text:c="9"/>J17 = HDR_4 <text:s text:c="7"/>: (MOLEX_WM17)<text:tab/> 3,5 mm Stereo Jack PN:47257-0001<text:tab/><text:tab/>DigiKey</text:p>
      <text:p text:style-name="Preformatted_20_Text"><text:s text:c="9"/>J18 = HDR_10 <text:s text:c="6"/>: (HDR2X5)<text:tab/><text:tab/>Header, Male 2x5 Pins</text:p>
      <text:p text:style-name="Preformatted_20_Text"><text:s text:c="9"/>J19 = HDR_2 <text:s text:c="7"/>: (HDR1X2)<text:tab/><text:tab/>Header, Male 1x2 Pins</text:p>
      <text:p text:style-name="Preformatted_20_Text"><text:s text:c="9"/>J20 = HDR_2 <text:s text:c="7"/>: (HDR1X2)<text:tab/><text:tab/>Header, Male 1x2 Pins</text:p>
      <text:p text:style-name="Preformatted_20_Text"><text:s text:c="10"/>L1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2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text:tab/></text:p>
      <text:p text:style-name="Preformatted_20_Text"><text:s text:c="10"/>L3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4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5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6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7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8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10"/>L9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9"/>L10 = FERR_B <text:s text:c="6"/>: (TAN_A_W)<text:tab/><text:tab/>Ferrite Bead, PN:<text:a xlink:type="simple" xlink:href="https://www.digikey.com/product-detail/en/wurth-electronics-inc/742792514/732-1643-2-ND/1639047" text:style-name="Internet_20_link" text:visited-style-name="Visited_20_Internet_20_Link"><text:span text:style-name="T1">742792514</text:span></text:a> <text:tab/>Prod:Wurth<text:tab/>DigiKey</text:p>
      <text:p text:style-name="Preformatted_20_Text"><text:s text:c="9"/></text:p>
      <text:p text:style-name="Preformatted_20_Text"><text:s text:c="10"/></text:p>
      <text:p text:style-name="Preformatted_20_Text"/>
      <text:p text:style-name="P1">ULTIboard V5.71 <text:s text:c="4"/>Date : 04 May 2019 <text:s text:c="3"/>Time 18:23</text:p>
      <text:p text:style-name="Preformatted_20_Text"/>
      <text:p text:style-name="Preformatted_20_Text"><text:s text:c="5"/>File name : </text:p>
      <text:p text:style-name="Preformatted_20_Text"/>
      <text:p text:style-name="Preformatted_20_Text">---- <text:s/>List of Components <text:s/>----</text:p>
      <text:p text:style-name="Preformatted_20_Text"/>
      <text:p text:style-name="Preformatted_20_Text"/>
      <text:p text:style-name="Preformatted_20_Text"><text:s text:c="8"/>Name | Alias <text:s text:c="7"/>| Shape <text:s text:c="5"/>Comments</text:p>
      <text:p text:style-name="Preformatted_20_Text"/>
      <text:p text:style-name="Preformatted_20_Text"><text:s text:c="10"/>R1 = 330 <text:s text:c="9"/>: (C0805_W)</text:p>
      <text:p text:style-name="Preformatted_20_Text"><text:s text:c="10"/>R2 = 330 <text:s text:c="9"/>: (C0805_W</text:p>
      <text:p text:style-name="Preformatted_20_Text"><text:s text:c="10"/>R3 = 330 <text:s text:c="9"/>: (C0805_W)</text:p>
      <text:p text:style-name="Preformatted_20_Text"><text:s text:c="10"/>R4 = 330 <text:s text:c="9"/>: (C0805_W)</text:p>
      <text:p text:style-name="Preformatted_20_Text"><text:s text:c="10"/>R5 = 330 <text:s text:c="9"/>: (C0805_W)</text:p>
      <text:p text:style-name="Preformatted_20_Text"><text:s text:c="10"/>R6 = 10K <text:s text:c="9"/>: (C0805_W)</text:p>
      <text:p text:style-name="Preformatted_20_Text"><text:s text:c="10"/>R7 = 10K <text:s text:c="9"/>: (C0805_W)</text:p>
      <text:p text:style-name="Preformatted_20_Text"><text:s text:c="10"/>R8 = 10K <text:s text:c="9"/>: (C0805_W)</text:p>
      <text:p text:style-name="Preformatted_20_Text"><text:s text:c="10"/>R9 = 10K <text:s text:c="9"/>: (C0805_W)</text:p>
      <text:p text:style-name="Preformatted_20_Text"><text:s text:c="9"/>R10 = 10K <text:s text:c="9"/>: (C0805_W)</text:p>
      <text:p text:style-name="Preformatted_20_Text"><text:s text:c="9"/>R11 = 10K <text:s text:c="9"/>: (C0805_W)</text:p>
      <text:p text:style-name="Preformatted_20_Text"><text:s text:c="9"/>R12 = 10K <text:s text:c="9"/>: (C0805_W)</text:p>
      <text:p text:style-name="Preformatted_20_Text"><text:s text:c="9"/>R13 = 10K <text:s text:c="9"/>: (C0805_W)</text:p>
      <text:p text:style-name="Preformatted_20_Text"><text:s text:c="9"/>R14 = 10K <text:s text:c="9"/>: (C0805_W)</text:p>
      <text:p text:style-name="Preformatted_20_Text"><text:s text:c="9"/>R15 = 10K <text:s text:c="9"/>: (C0805_W)</text:p>
      <text:p text:style-name="Preformatted_20_Text"><text:s text:c="9"/>R16 = 10K <text:s text:c="9"/>: (C0805_W)</text:p>
      <text:p text:style-name="Preformatted_20_Text"><text:s text:c="9"/>R17 = 10K <text:s text:c="9"/>: (C0805_W)</text:p>
      <text:p text:style-name="Preformatted_20_Text"><text:s text:c="9"/>R18 = 10K <text:s text:c="9"/>: (C0805_W)</text:p>
      <text:p text:style-name="Preformatted_20_Text"><text:s text:c="9"/>R19 = 10K <text:s text:c="9"/>: (C0805_W)</text:p>
      <text:p text:style-name="Preformatted_20_Text"><text:s text:c="9"/>R20 = 10K <text:s text:c="9"/>: (C0805_W)</text:p>
      <text:p text:style-name="Preformatted_20_Text"><text:s text:c="9"/>R21 = 10K <text:s text:c="9"/>: (C0805_W)</text:p>
      <text:p text:style-name="Preformatted_20_Text"><text:s text:c="9"/>R22 = 10K <text:s text:c="9"/>: (C0805_W)</text:p>
      <text:p text:style-name="Preformatted_20_Text"><text:s text:c="9"/>R23 = 10K <text:s text:c="9"/>: (C0805_W)</text:p>
      <text:p text:style-name="Preformatted_20_Text"><text:s text:c="9"/>R24 = 10K <text:s text:c="9"/>: (C0805_W)</text:p>
      <text:p text:style-name="Preformatted_20_Text"><text:s text:c="9"/>R25 = 10K <text:s text:c="9"/>: (C0805_W)</text:p>
      <text:p text:style-name="Preformatted_20_Text"><text:s text:c="9"/>R26 = 10K <text:s text:c="9"/>: (C0805_W)</text:p>
      <text:p text:style-name="Preformatted_20_Text"><text:s text:c="9"/>R27 = 10K <text:s text:c="9"/>: (C0805_W)</text:p>
      <text:p text:style-name="Preformatted_20_Text"><text:s text:c="9"/>R28 = 10K <text:s text:c="9"/>: (C0805_W)</text:p>
      <text:p text:style-name="Preformatted_20_Text"><text:s text:c="9"/>R29 = 10K <text:s text:c="9"/>: (C0805_W)</text:p>
      <text:p text:style-name="Preformatted_20_Text"><text:s text:c="9"/>R30 = 10K <text:s text:c="9"/>: (C0805_W)</text:p>
      <text:p text:style-name="Preformatted_20_Text"><text:s text:c="9"/>R31 = 10K <text:s text:c="9"/>: (C0805_W)</text:p>
      <text:p text:style-name="Preformatted_20_Text"><text:s text:c="9"/>R32 = 10K <text:s text:c="9"/>: (C0805_W)</text:p>
      <text:p text:style-name="Preformatted_20_Text"><text:s text:c="9"/>R33 = 10K <text:s text:c="9"/>: (C0805_W)</text:p>
      <text:p text:style-name="Preformatted_20_Text"><text:s text:c="9"/>R34 = 10K <text:s text:c="9"/>: (C0805_W)</text:p>
      <text:p text:style-name="Preformatted_20_Text"><text:s text:c="9"/>R35 = 10K <text:s text:c="9"/>: (C0805_W)</text:p>
      <text:p text:style-name="Preformatted_20_Text"><text:s text:c="9"/>R36 = 10K <text:s text:c="9"/>: (C0805_W)</text:p>
      <text:p text:style-name="Preformatted_20_Text"><text:s text:c="9"/>R37 = 10K <text:s text:c="9"/>: (C0805_W)</text:p>
      <text:p text:style-name="Preformatted_20_Text"><text:s text:c="9"/>R38 = 10K <text:s text:c="9"/>: (C0805_W)</text:p>
      <text:p text:style-name="Preformatted_20_Text"><text:s text:c="9"/>R39 = 10K <text:s text:c="9"/>: (C0805_W)</text:p>
      <text:p text:style-name="Preformatted_20_Text"><text:s text:c="9"/>R40 = 10K <text:s text:c="9"/>: (C0805_W)</text:p>
      <text:p text:style-name="Preformatted_20_Text"><text:s text:c="9"/>R41 = 10K <text:s text:c="9"/>: (C0805_W)</text:p>
      <text:p text:style-name="Preformatted_20_Text"><text:s text:c="9"/>R42 = 10K <text:s text:c="9"/>: (C0805_W)</text:p>
      <text:p text:style-name="Preformatted_20_Text"><text:s text:c="9"/>R43 = 10K <text:s text:c="9"/>: (C0805_W)</text:p>
      <text:p text:style-name="Preformatted_20_Text"><text:s text:c="9"/>R44 = 10K <text:s text:c="9"/>: (C0805_W)</text:p>
      <text:p text:style-name="Preformatted_20_Text"><text:s text:c="9"/>R45 = 330 <text:s text:c="9"/>: (C0805_W)</text:p>
      <text:p text:style-name="Preformatted_20_Text"><text:s text:c="9"/>R46 = 330 <text:s text:c="9"/>: (C0805_W)</text:p>
      <text:p text:style-name="Preformatted_20_Text"><text:s text:c="9"/>R47 = 10K <text:s text:c="9"/>: (C0805_W)</text:p>
      <text:p text:style-name="Preformatted_20_Text"><text:s text:c="9"/>R48 = 100K <text:s text:c="8"/>: ($R0603)</text:p>
      <text:p text:style-name="Preformatted_20_Text"><text:s text:c="9"/>R49 = 10K <text:s text:c="9"/>: (C0805_W)</text:p>
      <text:p text:style-name="Preformatted_20_Text"><text:s text:c="9"/>R50 = 330 <text:s text:c="9"/>: (C0805_W)</text:p>
      <text:p text:style-name="Preformatted_20_Text"><text:s text:c="9"/>R51 = 330 <text:s text:c="9"/>: (C0805_W)</text:p>
      <text:p text:style-name="Preformatted_20_Text"/>
      <text:p text:style-name="Preformatted_20_Text"/>
      <text:p text:style-name="Preformatted_20_Text"/>
      <text:p text:style-name="P1">ULTIboard V5.71 <text:s text:c="4"/>Date : 04 May 2019 <text:s text:c="3"/>Time 18:23</text:p>
      <text:p text:style-name="Preformatted_20_Text"/>
      <text:p text:style-name="Preformatted_20_Text"><text:s text:c="5"/>File name : </text:p>
      <text:p text:style-name="Preformatted_20_Text"/>
      <text:p text:style-name="Preformatted_20_Text">---- <text:s/>List of Components <text:s/>----</text:p>
      <text:p text:style-name="Preformatted_20_Text"/>
      <text:p text:style-name="Preformatted_20_Text"/>
      <text:p text:style-name="Preformatted_20_Text"><text:s text:c="8"/>Name | Alias <text:s text:c="7"/>| Shape <text:s text:c="5"/>Comments</text:p>
      <text:p text:style-name="Preformatted_20_Text"/>
      <text:p text:style-name="Preformatted_20_Text"><text:s text:c="9"/>R52 = 10K <text:s text:c="9"/>: (C0805_W)</text:p>
      <text:p text:style-name="Preformatted_20_Text"><text:s text:c="9"/>R53 = 330 <text:s text:c="9"/>: (C0805_W)</text:p>
      <text:p text:style-name="Preformatted_20_Text"><text:s text:c="9"/>R54 = 10K <text:s text:c="9"/>: (C0805_W)</text:p>
      <text:p text:style-name="Preformatted_20_Text"><text:s text:c="9"/>R55 = 100 <text:s text:c="9"/>: (C0805_W)</text:p>
      <text:p text:style-name="Preformatted_20_Text"><text:s text:c="9"/>R56 = 10K <text:s text:c="9"/>: (C0805_W)</text:p>
      <text:p text:style-name="Preformatted_20_Text"><text:s text:c="9"/>R57 = 10K <text:s text:c="9"/>: (C0805_W)</text:p>
      <text:p text:style-name="Preformatted_20_Text"><text:s text:c="9"/>R58 = 10K <text:s text:c="8"/>: (C0805_W)</text:p>
      <text:p text:style-name="Preformatted_20_Text"><text:s text:c="9"/>R59 = <text:s/>10K <text:s text:c="10"/>: (C0805_W)</text:p>
      <text:p text:style-name="Preformatted_20_Text"><text:s text:c="9"/>R60 = 330 <text:s text:c="9"/>: (C0805_W)</text:p>
      <text:p text:style-name="Preformatted_20_Text"><text:s text:c="9"/>R61 = 10K <text:s text:c="9"/>: (C0805_W)</text:p>
      <text:p text:style-name="Preformatted_20_Text"><text:s text:c="9"/>R62 = 10K <text:s text:c="11"/>: (C0805_W)</text:p>
      <text:p text:style-name="Preformatted_20_Text"><text:s text:c="9"/>R63 = 10K <text:s text:c="9"/>: (C0805_W)</text:p>
      <text:p text:style-name="Preformatted_20_Text"><text:s text:c="9"/>R64 = 10K <text:s text:c="9"/>: (C0805_W)</text:p>
      <text:p text:style-name="Preformatted_20_Text"><text:s text:c="9"/>R65 = 10K <text:s text:c="9"/>: (C0805_W)</text:p>
      <text:p text:style-name="Preformatted_20_Text"><text:s text:c="9"/>R66 = 10K <text:s text:c="8"/>: (C0805_W)</text:p>
      <text:p text:style-name="Preformatted_20_Text"><text:s text:c="9"/>R67 = 10K <text:s text:c="9"/>: (C0805_W)</text:p>
      <text:p text:style-name="Preformatted_20_Text"><text:s text:c="9"/>R68 = 10K <text:s text:c="9"/>: (C0805_W)</text:p>
      <text:p text:style-name="Preformatted_20_Text"><text:s text:c="9"/>R69 = 330 <text:s text:c="10"/>: (C0805_W)</text:p>
      <text:p text:style-name="Preformatted_20_Text"><text:s text:c="9"/>R70 = 10K <text:s text:c="9"/>: (C0805_W)</text:p>
      <text:p text:style-name="Preformatted_20_Text"><text:s text:c="9"/>R71 = 1K <text:s text:c="10"/>: (C0805_W)</text:p>
      <text:p text:style-name="Preformatted_20_Text"><text:s text:c="9"/>R72 = 10K <text:s text:c="9"/>: (C0805_W)</text:p>
      <text:p text:style-name="Preformatted_20_Text"><text:s text:c="9"/>R73 = 10K <text:s text:c="9"/>: (C0805_W)</text:p>
      <text:p text:style-name="Preformatted_20_Text"><text:s text:c="9"/>R74 = 10K <text:s text:c="9"/>: (C0805_W)</text:p>
      <text:p text:style-name="Preformatted_20_Text"><text:s text:c="9"/>R75 = 330 <text:s text:c="9"/>: (C0805_W)</text:p>
      <text:p text:style-name="Preformatted_20_Text"><text:s text:c="9"/>SW1 = A/B <text:s text:c="9"/>: (PBSW!0)<text:tab/><text:tab/>PN:B3F-4050<text:tab/>Prod: OMRON<text:tab/><text:tab/><text:tab/>DigiKey</text:p>
      <text:p text:style-name="Preformatted_20_Text"><text:s text:c="9"/>SW2 = MOX <text:s text:c="9"/>: (PBSW!0)<text:tab/><text:tab/>PN:B3F-4050<text:tab/>Prod: OMRON<text:tab/><text:tab/><text:tab/>DigiKey<text:tab/></text:p>
      <text:p text:style-name="Preformatted_20_Text"><text:s text:c="9"/>SW3 = - <text:s text:c="11"/>: (PBSW!0)<text:tab/><text:tab/><text:tab/>PN:B3F-4050<text:tab/>Prod: OMRON<text:tab/><text:tab/><text:tab/>DigiKey</text:p>
      <text:p text:style-name="Preformatted_20_Text"><text:s text:c="9"/>SW4 = - <text:s text:c="11"/>: (PBSW!0)<text:tab/><text:tab/><text:tab/>PN:B3F-4050<text:tab/>Prod: OMRON<text:tab/><text:tab/><text:tab/>DigiKey</text:p>
      <text:p text:style-name="Preformatted_20_Text"><text:s text:c="9"/>SW5 = - <text:s text:c="11"/>: (PBSW!0)<text:tab/><text:tab/><text:tab/>PN:B3F-4050<text:tab/>Prod: OMRON<text:tab/><text:tab/><text:tab/>DigiKey</text:p>
      <text:p text:style-name="Preformatted_20_Text"><text:s text:c="9"/>SW6 = - <text:s text:c="11"/>: (PBSW!0)<text:tab/><text:tab/><text:tab/>PN:B3F-4050<text:tab/>Prod: OMRON<text:tab/><text:tab/><text:tab/>DigiKey</text:p>
      <text:p text:style-name="Preformatted_20_Text"><text:s text:c="9"/>SW7 = - <text:s text:c="11"/>: (PBSW!0)<text:tab/><text:tab/><text:tab/>PN:B3F-4050<text:tab/>Prod: OMRON<text:tab/><text:tab/><text:tab/>DigiKey</text:p>
      <text:p text:style-name="Preformatted_20_Text"><text:s text:c="9"/>SW8 = - <text:s text:c="11"/>: (PBSW!0)<text:tab/><text:tab/><text:tab/>PN:B3F-4050<text:tab/>Prod: OMRON<text:tab/><text:tab/><text:tab/>DigiKey</text:p>
      <text:p text:style-name="Preformatted_20_Text"><text:s text:c="9"/>SW9 = - <text:s text:c="11"/>: (PBSW!0)<text:tab/><text:tab/><text:tab/>PN:B3F-4050<text:tab/>Prod: OMRON<text:tab/><text:tab/><text:tab/>DigiKey</text:p>
      <text:p text:style-name="Preformatted_20_Text"><text:s text:c="8"/>SW10 = - <text:s text:c="11"/>: (PBSW!0)<text:tab/><text:tab/><text:tab/>PN:B3F-4050<text:tab/>Prod: OMRON<text:tab/><text:tab/><text:tab/>DigiKey</text:p>
      <text:p text:style-name="Preformatted_20_Text"><text:s text:c="8"/>SW11 = - <text:s text:c="11"/>: (PBSW!0)<text:tab/><text:tab/><text:tab/>PN:B3F-4050<text:tab/>Prod: OMRON<text:tab/><text:tab/><text:tab/>DigiKey</text:p>
      <text:p text:style-name="Preformatted_20_Text"><text:s text:c="8"/>SW12 = - <text:s text:c="11"/>: (PBSW!0)<text:tab/><text:tab/><text:tab/>PN:B3F-4050<text:tab/>Prod: OMRON<text:tab/><text:tab/><text:tab/>DigiKey</text:p>
      <text:p text:style-name="Preformatted_20_Text"><text:s text:c="8"/>SW13 = - <text:s text:c="11"/>: (PBSW!0)<text:tab/><text:tab/><text:tab/>PN:B3F-4050<text:tab/>Prod: OMRON<text:tab/><text:tab/><text:tab/>DigiKey</text:p>
      <text:p text:style-name="Preformatted_20_Text"><text:s text:c="8"/>SW14 = - <text:s text:c="11"/>: (PBSW!0)<text:tab/><text:tab/><text:tab/>PN:B3F-4050<text:tab/>Prod: OMRON<text:tab/><text:tab/><text:tab/>DigiKey</text:p>
      <text:p text:style-name="Preformatted_20_Text"><text:s text:c="8"/>SW15 = - <text:s text:c="11"/>: (PBSW!0)<text:tab/><text:tab/><text:tab/>PN:B3F-4050<text:tab/>Prod: OMRON<text:tab/><text:tab/><text:tab/>DigiKey</text:p>
      <text:p text:style-name="Preformatted_20_Text"><text:s text:c="8"/>SW16 = - <text:s text:c="11"/>: (PBSW!0)<text:tab/><text:tab/><text:tab/>PN:B3F-4050<text:tab/>Prod: OMRON<text:tab/><text:tab/><text:tab/>DigiKey</text:p>
      <text:p text:style-name="Preformatted_20_Text"><text:s text:c="8"/>SW17 = - <text:s text:c="11"/>: (PBSW!0)<text:tab/><text:tab/><text:tab/>PN:B3F-4050<text:tab/>Prod: OMRON<text:tab/><text:tab/><text:tab/>DigiKey</text:p>
      <text:p text:style-name="Preformatted_20_Text"><text:s text:c="8"/>SW18 = - <text:s text:c="11"/>: (PBSW!0)<text:tab/><text:tab/><text:tab/>PN:B3F-4050<text:tab/>Prod: OMRON<text:tab/><text:tab/><text:tab/>DigiKey</text:p>
      <text:p text:style-name="Preformatted_20_Text"><text:s text:c="8"/>SW20 = - <text:s text:c="11"/>: (PBSW!0)<text:tab/><text:tab/><text:tab/>PN:B3F-4050<text:tab/>Prod: OMRON<text:tab/><text:tab/><text:tab/>DigiKey</text:p>
      <text:p text:style-name="Preformatted_20_Text"><text:s text:c="8"/>SW21 = - <text:s text:c="11"/>: (PBSW!0)<text:tab/><text:tab/><text:tab/>PN:B3F-4050<text:tab/>Prod: OMRON<text:tab/><text:tab/><text:tab/>DigiKey</text:p>
      <text:p text:style-name="Preformatted_20_Text"><text:s text:c="8"/>SW22 = - <text:s text:c="11"/>: (PBSW!0)<text:tab/><text:tab/><text:tab/>PN:B3F-4050<text:tab/>Prod: OMRON<text:tab/><text:tab/><text:tab/>DigiKey</text:p>
      <text:p text:style-name="Preformatted_20_Text"><text:s text:c="8"/>SW23 = - <text:s text:c="11"/>: (G65!1)<text:tab/><text:tab/><text:tab/>PN: G65 8x8 mm Switch. Self locking<text:tab/><text:tab/>???</text:p>
      <text:p text:style-name="Preformatted_20_Text"><text:s text:c="8"/>SW24 = - <text:s text:c="11"/>: (SPSD_6X6)<text:tab/><text:tab/>PN:<text:bookmark text:name="product-overview1"/>TL3301SPF260QG Prod: E_Switch<text:tab/><text:tab/>DigiKey</text:p>
      <text:p text:style-name="Preformatted_20_Text"/>
      <table:table table:name="Tabell1" table:style-name="Tabell1">
        <table:table-column table:style-name="Tabell1.A"/>
        <table:table-row>
          <table:table-cell table:style-name="Tabell1.A1" office:value-type="string">
            <text:h text:style-name="P2" text:outline-level="1"/>
          </table:table-cell>
        </table:table-row>
      </table:table>
      <text:p text:style-name="Preformatted_20_Text"><text:bookmark text:name="product-overview"/></text:p>
      <table:table table:name="Tabell2" table:style-name="Tabell2">
        <table:table-column table:style-name="Tabell2.A"/>
        <table:table-row>
          <table:table-cell table:style-name="Tabell2.A1" office:value-type="string">
            <text:h text:style-name="P2" text:outline-level="1"/>
          </table:table-cell>
        </table:table-row>
      </table:table>
      <text:p text:style-name="Preformatted_20_Text"><text:s text:c="7"/>SW25 = - <text:s text:c="11"/>: (SPSD_6X6)<text:tab/><text:tab/>PN:<text:bookmark text:name="product-overview11"/>TL3301SPF260QG Prod: E_Switch<text:tab/><text:tab/>DigiKey</text:p>
      <text:p text:style-name="Preformatted_20_Text"><text:s text:c="8"/>SW26 = - <text:s text:c="11"/>: (SPSD_6X6)<text:tab/><text:tab/>PN:<text:bookmark text:name="product-overview12"/>TL3301SPF260QG Prod: E_Switch<text:tab/><text:tab/>DigiKey</text:p>
      <text:p text:style-name="Preformatted_20_Text"/>
      <text:p text:style-name="P1">ULTIboard V5.71 <text:s text:c="4"/>Date : 04 May 2019 <text:s text:c="3"/>Time 18:23</text:p>
      <text:p text:style-name="Preformatted_20_Text"/>
      <text:p text:style-name="Preformatted_20_Text"><text:s text:c="5"/>File name : </text:p>
      <text:p text:style-name="Preformatted_20_Text"/>
      <text:p text:style-name="Preformatted_20_Text">---- <text:s/>List of Components <text:s/>----</text:p>
      <text:p text:style-name="Preformatted_20_Text"/>
      <text:p text:style-name="Preformatted_20_Text"/>
      <text:p text:style-name="Preformatted_20_Text"><text:s text:c="8"/>Name | Alias <text:s text:c="7"/>| Shape <text:s text:c="5"/>Comments</text:p>
      <text:p text:style-name="Preformatted_20_Text"/>
      <text:p text:style-name="Preformatted_20_Text"><text:s text:c="8"/>SW27 = - <text:s text:c="11"/>: (SPSD_6X6)<text:tab/><text:tab/>PN:<text:bookmark text:name="product-overview13"/>TL3301SPF260QG Prod: E_Switch<text:tab/><text:tab/>DigiKey</text:p>
      <text:p text:style-name="Preformatted_20_Text"><text:s text:c="8"/>SW28 = - <text:s text:c="11"/>: (SPSD_6X6)<text:tab/><text:tab/>PN:<text:bookmark text:name="product-overview14"/>TL3301SPF260QG Prod: E_Switch<text:tab/><text:tab/>DigiKey</text:p>
      <text:p text:style-name="Preformatted_20_Text"><text:s text:c="8"/>SW29 = - <text:s text:c="11"/>: (SPSD_6X6)<text:tab/><text:tab/>PN:<text:bookmark text:name="product-overview15"/>TL3301SPF260QG Prod: E_Switch<text:tab/><text:tab/>DigiKey</text:p>
      <text:p text:style-name="Preformatted_20_Text"><text:s text:c="8"/>SW30 = - <text:s text:c="11"/>: (SPSD_6X6)<text:tab/><text:tab/>PN:<text:bookmark text:name="product-overview16"/>TL3301SPF260QG Prod: E_Switch<text:tab/><text:tab/>DigiKey</text:p>
      <text:p text:style-name="Preformatted_20_Text"><text:s text:c="8"/>SW31 = - <text:s text:c="11"/>: (SPSD_6X6)<text:tab/><text:tab/>PN:<text:bookmark text:name="product-overview17"/>TL3301SPF260QG Prod: E_Switch<text:tab/><text:tab/>DigiKey</text:p>
      <text:p text:style-name="Preformatted_20_Text"><text:s text:c="8"/>SW32 = - <text:s text:c="11"/>: (SPSD_6X6)<text:tab/><text:tab/>PN:<text:bookmark text:name="product-overview18"/>TL3301SPF260QG Prod: E_Switch<text:tab/><text:tab/>DigiKey</text:p>
      <text:p text:style-name="Preformatted_20_Text"><text:s text:c="8"/>SW33 = - <text:s text:c="11"/>: (SPSD_6X6)<text:tab/><text:tab/>PN:<text:bookmark text:name="product-overview19"/>TL3301SPF260QG Prod: E_Switch<text:tab/><text:tab/>DigiKey</text:p>
      <text:p text:style-name="Preformatted_20_Text"><text:s text:c="8"/>SW34 = - <text:s text:c="11"/>: (SPSD_6X6)<text:tab/><text:tab/>PN:<text:bookmark text:name="product-overview110"/>TL3301SPF260QG Prod: E_Switch<text:tab/><text:tab/>DigiKey</text:p>
      <text:p text:style-name="Preformatted_20_Text"><text:s text:c="8"/>SW35 = - <text:s text:c="11"/>: (SPSD_6X6)<text:tab/><text:tab/>PN:<text:bookmark text:name="product-overview111"/>TL3301SPF260QG Prod: E_Switch<text:tab/><text:tab/>DigiKey</text:p>
      <text:p text:style-name="Preformatted_20_Text"><text:s text:c="8"/>SW36 = - <text:s text:c="11"/>: (SPSD_6X6)<text:tab/><text:tab/>PN:<text:bookmark text:name="product-overview112"/>TL3301SPF260QG Prod: E_Switch<text:tab/><text:tab/>DigiKey</text:p>
      <text:p text:style-name="Preformatted_20_Text"><text:s text:c="8"/>SW37 = - <text:s text:c="11"/>: (SPSD_6X6)<text:tab/><text:tab/>PN:<text:bookmark text:name="product-overview113"/>TL3301SPF260QG Prod: E_Switch<text:tab/><text:tab/>DigiKey</text:p>
      <text:p text:style-name="Preformatted_20_Text"><text:s text:c="8"/>SW38 = - <text:s text:c="11"/>: (SPSD_6X6)<text:tab/><text:tab/>PN:<text:bookmark text:name="product-overview114"/>TL3301SPF260QG Prod: E_Switch<text:tab/><text:tab/>DigiKey</text:p>
      <text:p text:style-name="Preformatted_20_Text"><text:s text:c="8"/>SW39 = - <text:s text:c="11"/>: (SPSD_6X6)<text:tab/><text:tab/>PN:<text:bookmark text:name="product-overview115"/>TL3301SPF260QG Prod: E_Switch<text:tab/><text:tab/>DigiKey</text:p>
      <text:p text:style-name="Preformatted_20_Text"><text:s text:c="8"/>SW41 = - <text:s text:c="11"/>: (SPSD_6X6)<text:tab/><text:tab/>PN:<text:bookmark text:name="product-overview116"/>TL3301SPF260QG Prod: E_Switch<text:tab/><text:tab/>DigiKey</text:p>
      <text:p text:style-name="Preformatted_20_Text"><text:s text:c="8"/>SW42 = - <text:s text:c="11"/>: (SPSD_6X6)<text:tab/><text:tab/>PN:<text:bookmark text:name="product-overview117"/>TL3301SPF260QG Prod: E_Switch<text:tab/><text:tab/>DigiKey</text:p>
      <text:p text:style-name="Preformatted_20_Text"><text:s text:c="8"/>SW43 = - <text:s text:c="11"/>: (SPSD_6X6)<text:tab/><text:tab/>PN:<text:bookmark text:name="product-overview118"/>TL3301SPF260QG Prod: E_Switch<text:tab/><text:tab/>DigiKey</text:p>
      <text:p text:style-name="Preformatted_20_Text"><text:s text:c="8"/>SW44 = - <text:s text:c="11"/>: (SPSD_6X6)<text:tab/><text:tab/>PN:<text:bookmark text:name="product-overview119"/>TL3301SPF260QG Prod: E_Switch<text:tab/><text:tab/>DigiKey</text:p>
      <text:p text:style-name="Preformatted_20_Text"><text:s text:c="8"/>SW45 = - <text:s text:c="11"/>: (SPSD_6X6)<text:tab/><text:tab/>PN:<text:bookmark text:name="product-overview120"/>TL3301SPF260QG Prod: E_Switch<text:tab/><text:tab/>DigiKey</text:p>
      <text:p text:style-name="Preformatted_20_Text"><text:s text:c="8"/>SW46 = - <text:s text:c="11"/>: (PBSW!0)<text:tab/><text:tab/><text:tab/>PN:B3F-4050<text:tab/>Prod: OMRON<text:tab/><text:tab/><text:tab/>DigiKey</text:p>
      <text:p text:style-name="Preformatted_20_Text"><text:s text:c="8"/>SW48 = - <text:s text:c="11"/>: (PBSW!0)<text:tab/><text:tab/><text:tab/>PN:B3F-4050<text:tab/>Prod: OMRON<text:tab/><text:tab/><text:tab/>DigiKey</text:p>
      <text:p text:style-name="Preformatted_20_Text"><text:s text:c="8"/>SW49 = - <text:s text:c="11"/>: (PBSW!0)<text:tab/><text:tab/><text:tab/>PN:B3F-4050<text:tab/>Prod: OMRON<text:tab/><text:tab/><text:tab/>DigiKey</text:p>
      <text:p text:style-name="Preformatted_20_Text"><text:s text:c="8"/>SW50 = - <text:s text:c="11"/>: (PBSW!0)<text:tab/><text:tab/><text:tab/>PN:B3F-4050<text:tab/>Prod: OMRON<text:tab/><text:tab/><text:tab/>DigiKey</text:p>
      <text:p text:style-name="Preformatted_20_Text"><text:s text:c="8"/>SW51 = - <text:s text:c="11"/>: (SPSD_6X6)<text:tab/><text:tab/>PN:<text:bookmark text:name="product-overview121"/>TL3301SPF260QG Prod: E_Switch<text:tab/><text:tab/>DigiKey</text:p>
      <text:p text:style-name="Preformatted_20_Text"><text:s text:c="8"/>SW53 = - <text:s text:c="11"/>: (SPSD_6X6)<text:tab/><text:tab/>PN:<text:bookmark text:name="product-overview122"/>TL3301SPF260QG Prod: E_Switch<text:tab/><text:tab/>DigiKey</text:p>
      <text:p text:style-name="Preformatted_20_Text"><text:s text:c="8"/>SW54 = - <text:s text:c="11"/>: (SPSD_6X6)<text:tab/><text:tab/>PN:<text:bookmark text:name="product-overview123"/>TL3301SPF260QG Prod: E_Switch<text:tab/><text:tab/>DigiKey</text:p>
      <text:p text:style-name="Preformatted_20_Text"><text:s text:c="8"/>SW55 = - <text:s text:c="11"/>: (SPSD_6X6)<text:tab/><text:tab/>PN:<text:bookmark text:name="product-overview124"/>TL3301SPF260QG Prod: E_Switch<text:tab/><text:tab/>DigiKey</text:p>
      <text:p text:style-name="Preformatted_20_Text"><text:s text:c="8"/>SW56 = - <text:s text:c="11"/>: (PBSW!0)<text:tab/><text:tab/><text:tab/>PN:B3F-4050<text:tab/>Prod: OMRON<text:tab/><text:tab/><text:tab/>DigiKey</text:p>
      <text:p text:style-name="Preformatted_20_Text"><text:s text:c="8"/>SW58 = - <text:s text:c="11"/>: (PBSW!0)<text:tab/><text:tab/><text:tab/>PN:B3F-4050<text:tab/>Prod: OMRON<text:tab/><text:tab/><text:tab/>DigiKey</text:p>
      <text:p text:style-name="Preformatted_20_Text"><text:s text:c="8"/>SW59 = - <text:s text:c="11"/>: (PBSW!0)<text:tab/><text:tab/><text:tab/>PN:B3F-4050<text:tab/>Prod: OMRON<text:tab/><text:tab/><text:tab/>DigiKey</text:p>
      <text:p text:style-name="Preformatted_20_Text"><text:s text:c="8"/>SW60 = - <text:s text:c="11"/>: (SPSD_6X6)<text:tab/><text:tab/>PN:<text:bookmark text:name="product-overview125"/>TL3301DF160QG Prod: E_Switch<text:tab/><text:tab/>DigiKey</text:p>
      <text:p text:style-name="Preformatted_20_Text"><text:s text:c="8"/>SW61 = - <text:s text:c="11"/>: (SPSD_6X6)<text:tab/><text:tab/>PN:<text:bookmark text:name="product-overview126"/>TL3301DF160QG Prod: E_Switch<text:tab/><text:tab/>DigiKey</text:p>
      <text:p text:style-name="Preformatted_20_Text"><text:s text:c="8"/>SW62 = - <text:s text:c="11"/>: (SPSD_6X6)<text:tab/><text:tab/>PN:<text:bookmark text:name="product-overview127"/>TL3301DF160QG Prod: E_Switch<text:tab/><text:tab/>DigiKey</text:p>
      <text:p text:style-name="Preformatted_20_Text"><text:s text:c="8"/>SW63 = - <text:s text:c="11"/>: (PBSW!0)<text:tab/><text:tab/><text:tab/>PN:B3F-4050<text:tab/>Prod: OMRON<text:tab/><text:tab/><text:tab/>DigiKey</text:p>
      <text:p text:style-name="Preformatted_20_Text"><text:s text:c="8"/>SW64 = - <text:s text:c="11"/>: (SPSD_6X6)<text:tab/><text:tab/>PN:<text:bookmark text:name="product-overview128"/>TL3301DF160QG Prod: E_Switch<text:tab/><text:tab/>DigiKey</text:p>
      <text:p text:style-name="Preformatted_20_Text"/>
      <text:p text:style-name="Preformatted_20_Text"><text:s text:c="8"/>T1 = 2N7002K_T/R <text:s/>: ($FET_2N7002!0)</text:p>
      <text:p text:style-name="Preformatted_20_Text"/>
      <text:p text:style-name="P1"/>
      <text:p text:style-name="P1"/>
      <text:p text:style-name="P1"/>
      <text:p text:style-name="P1"/>
      <text:p text:style-name="P1"/>
      <text:p text:style-name="Preformatted_20_Text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, dk"/>
    <style:font-face style:name="Times New Roman1" svg:font-family="'Times New Roman'" style:font-family-generic="roman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nb" style:country-asian="NO" style:font-size-complex="12pt" style:language-complex="nb" style:country-complex="NO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font-name-asian="SimSun" style:font-size-asian="12pt" style:language-asian="nb" style:country-asian="NO" style:font-name-complex="Arial2" style:font-size-complex="12pt" style:language-complex="nb" style:country-complex="NO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5-10T13:05:03</dc:date>
    <dc:creator>Kjell Karlsen</dc:creator>
    <meta:generator>OpenOffice/4.1.6$Win32 OpenOffice.org_project/416m1$Build-9790</meta:generator>
    <meta:editing-duration>PT3H12M59S</meta:editing-duration>
    <meta:editing-cycles>4</meta:editing-cycles>
    <meta:document-statistic meta:table-count="2" meta:image-count="0" meta:object-count="0" meta:page-count="11" meta:paragraph-count="247" meta:word-count="1664" meta:character-count="13370"/>
  </office:meta>
</office:document-meta>
</file>